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kkitehtuurikuvaus</text:h>
      <text:p text:style-name="Standard"/>
      <text:h text:style-name="Heading_20_2" text:outline-level="2">Backend:</text:h>
      <text:p text:style-name="Standard"/>
      <text:p text:style-name="Standard"/>
      <text:h text:style-name="Heading_20_2" text:outline-level="2">Frontend:</text:h>
      <text:p text:style-name="Standard">Frontend on rakennettu Backbone.js:n päälle ja piirtämiseen käytetään Raphael.Jsää ja templaten piirtämiseen Mustahce.js:ää. Ulkoasu on rakennettu Twitter bootstrapin päälle. </text:p>
      <text:p text:style-name="Standard"/>
      <text:h text:style-name="Heading_20_3" text:outline-level="3">Backbone models:</text:h>
      <text:p text:style-name="Text_20_body">Backbonessa on erilliset modelit jokaiselle elementille. Niillä on ominaisuuksia kuten sijainti näytöllä ja value, Vain nämä tiedot lähetetään backendille.</text:p>
      <text:p text:style-name="Text_20_body"/>
      <text:h text:style-name="Heading_20_3" text:outline-level="3">Backbone Views:</text:h>
      <text:p text:style-name="Text_20_body">Jokaiseen piirrettävään elementtiin liittyy </text:p>
      <text:h text:style-name="Heading_20_3" text:outline-level="3"/>
      <text:p text:style-name="Standard"/>
      <text:p text:style-name="Standard"/>
      <text:p text:style-name="Standard"/>
      <text:p text:style-name="Standard"/>
      <text:p text:style-name="Standard">Testauskuvaus</text:p>
      <text:p text:style-name="Standard"/>
      <text:p text:style-name="Standard"/>
      <text:p text:style-name="Standard"/>
      <text:p text:style-name="Standard">Asennusohje:</text:p>
      <text:p text:style-name="Standard"/>
      <text:p text:style-name="Standard">typesafe stack</text:p>
      <text:p text:style-name="Standard">Play for scala</text:p>
      <text:p text:style-name="Standard">Domain pitää asettaa oikein, jotta toimi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kko Virolainen</meta:initial-creator>
    <meta:creation-date>2012-12-05T12:36:18</meta:creation-date>
    <dc:date>2012-12-05T14:46:29</dc:date>
    <dc:creator>Herkko Virolainen</dc:creator>
    <meta:editing-duration>PT1H39M5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3" meta:word-count="62" meta:character-count="535" meta:non-whitespace-character-count="535"/>
  </office:meta>
</office:document-meta>
</file>